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17b" officeooo:paragraph-rsid="0009217b"/>
    </style:style>
    <style:style style:name="P2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3" style:family="paragraph" style:parent-style-name="Standard">
      <style:paragraph-properties fo:text-align="center" style:justify-single-word="false"/>
      <style:text-properties officeooo:rsid="000ab0c7" officeooo:paragraph-rsid="000ab0c7"/>
    </style:style>
    <style:style style:name="P4" style:family="paragraph" style:parent-style-name="Standard">
      <style:text-properties officeooo:rsid="0009217b" officeooo:paragraph-rsid="0009217b"/>
    </style:style>
    <style:style style:name="P5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6" style:family="paragraph" style:parent-style-name="Standard">
      <style:paragraph-properties fo:text-align="center" style:justify-single-word="false"/>
      <style:text-properties officeooo:rsid="001c7a3d" officeooo:paragraph-rsid="001c7a3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b0c7" officeooo:paragraph-rsid="000ab0c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c7a3d" officeooo:paragraph-rsid="001c7a3d" style:font-weight-asian="bold" style:font-weight-complex="bold"/>
    </style:style>
    <style:style style:name="P9" style:family="paragraph" style:parent-style-name="Text_20_body">
      <style:text-properties officeooo:rsid="0011a8a0" officeooo:paragraph-rsid="0011a8a0"/>
    </style:style>
    <style:style style:name="P10" style:family="paragraph" style:parent-style-name="Text_20_body">
      <style:paragraph-properties fo:text-align="center" style:justify-single-word="false"/>
      <style:text-properties officeooo:rsid="0011a8a0" officeooo:paragraph-rsid="0011a8a0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7704ac"/>
    </style:style>
    <style:style style:name="P14" style:family="paragraph" style:parent-style-name="Text_20_body">
      <style:paragraph-properties fo:text-align="start" style:justify-single-word="false"/>
      <style:text-properties officeooo:paragraph-rsid="00dfcf64"/>
    </style:style>
    <style:style style:name="P15" style:family="paragraph" style:parent-style-name="Text_20_body">
      <style:paragraph-properties fo:text-align="start" style:justify-single-word="false"/>
      <style:text-properties officeooo:paragraph-rsid="0102c838"/>
    </style:style>
    <style:style style:name="P16" style:family="paragraph" style:parent-style-name="Text_20_body">
      <style:text-properties officeooo:rsid="00249c0e" officeooo:paragraph-rsid="00249c0e"/>
    </style:style>
    <style:style style:name="P17" style:family="paragraph" style:parent-style-name="Text_20_body">
      <style:text-properties officeooo:rsid="002d6018" officeooo:paragraph-rsid="002d6018"/>
    </style:style>
    <style:style style:name="P18" style:family="paragraph" style:parent-style-name="Text_20_body">
      <style:text-properties officeooo:rsid="0065ed75" officeooo:paragraph-rsid="0065ed75"/>
    </style:style>
    <style:style style:name="P19" style:family="paragraph" style:parent-style-name="Text_20_body">
      <style:paragraph-properties fo:text-align="center" style:justify-single-word="false"/>
      <style:text-properties officeooo:rsid="0065ed75" officeooo:paragraph-rsid="0065ed75"/>
    </style:style>
    <style:style style:name="P20" style:family="paragraph" style:parent-style-name="Text_20_body">
      <style:text-properties officeooo:paragraph-rsid="007704ac"/>
    </style:style>
    <style:style style:name="P21" style:family="paragraph" style:parent-style-name="Text_20_body">
      <style:paragraph-properties fo:text-align="end" style:justify-single-word="false"/>
      <style:text-properties officeooo:paragraph-rsid="007704ac"/>
    </style:style>
    <style:style style:name="P22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23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4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5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6" style:family="paragraph" style:parent-style-name="Text_20_body">
      <style:paragraph-properties fo:text-align="end" style:justify-single-word="false"/>
      <style:text-properties officeooo:rsid="00de8bff" officeooo:paragraph-rsid="00de8bff"/>
    </style:style>
    <style:style style:name="P27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8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9" style:family="paragraph" style:parent-style-name="Text_20_body">
      <style:text-properties officeooo:rsid="0113b68c" officeooo:paragraph-rsid="0113b68c"/>
    </style:style>
    <style:style style:name="P30" style:family="paragraph" style:parent-style-name="Text_20_body">
      <style:paragraph-properties fo:text-align="center" style:justify-single-word="false"/>
      <style:text-properties officeooo:rsid="0113b68c" officeooo:paragraph-rsid="0113b68c"/>
    </style:style>
    <style:style style:name="P31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32" style:family="paragraph" style:parent-style-name="Text_20_body">
      <style:paragraph-properties fo:text-align="center" style:justify-single-word="false"/>
      <style:text-properties officeooo:rsid="0118cb3d" officeooo:paragraph-rsid="0118cb3d"/>
    </style:style>
    <style:style style:name="P33" style:family="paragraph" style:parent-style-name="Text_20_body">
      <style:paragraph-properties fo:text-align="start" style:justify-single-word="false"/>
      <style:text-properties officeooo:rsid="012b247e" officeooo:paragraph-rsid="012b247e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0417in" fo:min-width="4.78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ce Recognition using Eigenface, A Simple Example</text:p>
      <text:p text:style-name="P1"/>
      <text:p text:style-name="P1"/>
      <text:p text:style-name="P1"/>
      <text:p text:style-name="P1"/>
      <text:p text:style-name="Text_20_body">The size of face image <text:span text:style-name="T1">used in this program is </text:span>92 <text:span text:style-name="T1">pixels </text:span><text:s/>x 112 pixels. But in this example, assume that the size of face image <text:span text:style-name="T1">is</text:span> <text:span text:style-name="T7">2</text:span> x <text:span text:style-name="T7">2</text:span> pixels.</text:p>
      <text:p text:style-name="P1"/>
      <text:p text:style-name="P1"><draw:custom-shape text:anchor-type="paragraph" draw:z-index="3" draw:style-name="gr1" draw:text-style-name="P35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7">Training dataset</text:p>
      <text:p text:style-name="P3"/>
      <text:p text:style-name="P2"><draw:frame draw:style-name="fr1" draw:name="Object1" text:anchor-type="as-char" svg:y="-0.2673in" svg:width="1.0492in" svg:height="0.436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2673in" svg:width="1.0457in" svg:height="0.4362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673in" svg:width="1.0591in" svg:height="0.4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custom-shape text:anchor-type="paragraph" draw:z-index="10" draw:style-name="gr1" draw:text-style-name="P35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8">Test dataset</text:p>
      <text:p text:style-name="P6"/>
      <text:p text:style-name="P2"><draw:frame draw:style-name="fr2" draw:name="Object6" text:anchor-type="as-char" svg:y="-0.2673in" svg:width="1.6866in" svg:height="0.4362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Heading">STEP 1: Convert the face images from training dataset into face vectors</text:p>
      <text:p text:style-name="Text_20_body"/>
      <text:p text:style-name="Text_20_body"><draw:line text:anchor-type="paragraph" draw:z-index="5" draw:style-name="gr2" draw:text-style-name="P36" svg:x1="3.2575in" svg:y1="0.2228in" svg:x2="3.5972in" svg:y2="0.6862in"><text:p/></draw:line><draw:line text:anchor-type="paragraph" draw:z-index="7" draw:style-name="gr2" draw:text-style-name="P36" svg:x1="3.8291in" svg:y1="0.2228in" svg:x2="3.8291in" svg:y2="0.6862in"><text:p/></draw:line><draw:line text:anchor-type="paragraph" draw:z-index="8" draw:style-name="gr2" draw:text-style-name="P36" svg:x1="4.3327in" svg:y1="0.2228in" svg:x2="4.0811in" svg:y2="0.6862in"><text:p/></draw:line> <text:s text:c="69"/><draw:frame draw:style-name="fr1" draw:name="Object5" text:anchor-type="as-char" svg:y="-0.1634in" svg:width="1.5665in" svg:height="0.2236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0">Let matrix<draw:frame draw:style-name="fr1" draw:name="Object4" text:anchor-type="as-char" svg:y="-0.4854in" svg:width="1.0252in" svg:height="0.87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Heading"><text:soft-page-break/>STEP 2: Find <draw:frame draw:style-name="fr2" draw:name="Object7" text:anchor-type="as-char" svg:y="-0.1374in" svg:width="0.2508in" svg:height="0.148in" draw:z-index="11"><draw:object xlink:href="./Object 7" xlink:type="simple" xlink:show="embed" xlink:actuate="onLoad"/><draw:image xlink:href="./ObjectReplacements/Object 7" xlink:type="simple" xlink:show="embed" xlink:actuate="onLoad"/></draw:frame>, the mean face from training dataset</text:p>
      <text:p text:style-name="Text_20_body"/>
      <text:p text:style-name="Text_20_body"><draw:line text:anchor-type="paragraph" draw:z-index="14" draw:style-name="gr2" draw:text-style-name="P36" svg:x1="2.2244in" svg:y1="0.4701in" svg:x2="4.2169in" svg:y2="0.4701in"><text:p/></draw:line><draw:frame text:anchor-type="paragraph" draw:z-index="15" draw:style-name="gr3" draw:text-style-name="P37" svg:width="1.5941in" svg:height="0.2189in" svg:x="2.3744in" svg:y="0.2516in"><draw:text-box><text:p text:style-name="P36">Duplicate columns</text:p></draw:text-box></draw:frame><draw:frame draw:style-name="fr2" draw:name="Object8" text:anchor-type="as-char" svg:y="-0.5299in" svg:width="2.1457in" svg:height="0.9555in" draw:z-index="12"><draw:object xlink:href="./Object 8" xlink:type="simple" xlink:show="embed" xlink:actuate="onLoad"/><draw:image xlink:href="./ObjectReplacements/Object 8" xlink:type="simple" xlink:show="embed" xlink:actuate="onLoad"/></draw:frame> <text:s text:c="43"/><draw:frame draw:style-name="fr2" draw:name="Object9" text:anchor-type="as-char" svg:y="-0.4854in" svg:width="1.472in" svg:height="0.872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6"><draw:frame draw:style-name="fr2" draw:name="Object10" text:anchor-type="as-char" svg:y="-0.5in" svg:width="2.0835in" svg:height="0.8866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/>
      <text:p text:style-name="P16"/>
      <text:p text:style-name="Heading">STEP 3: Find <draw:frame draw:style-name="fr2" draw:name="Object11" text:anchor-type="as-char" svg:y="-0.1366in" svg:width="0.2311in" svg:height="0.1465in" draw:z-index="16"><draw:object xlink:href="./Object 11" xlink:type="simple" xlink:show="embed" xlink:actuate="onLoad"/><draw:image xlink:href="./ObjectReplacements/Object 11" xlink:type="simple" xlink:show="embed" xlink:actuate="onLoad"/></draw:frame>, the unique features of the training dataset faces</text:p>
      <text:p text:style-name="Text_20_body"/>
      <text:p text:style-name="Text_20_body"><draw:frame draw:style-name="fr2" draw:name="Object12" text:anchor-type="as-char" svg:y="-1.2138in" svg:width="3.4783in" svg:height="2.3689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Heading"><text:soft-page-break/>STEP 4: Construct Matrix <draw:frame draw:style-name="fr2" draw:name="Object14" text:anchor-type="as-char" svg:y="-0.1728in" svg:width="0.1984in" svg:height="0.2154in" draw:z-index="20"><draw:object xlink:href="./Object 14" xlink:type="simple" xlink:show="embed" xlink:actuate="onLoad"/><draw:image xlink:href="./ObjectReplacements/Object 14" xlink:type="simple" xlink:show="embed" xlink:actuate="onLoad"/></draw:frame>with size<draw:frame draw:style-name="fr2" draw:name="Object13" text:anchor-type="as-char" svg:y="-0.1728in" svg:width="0.6071in" svg:height="0.2154in" draw:z-index="19"><draw:object xlink:href="./Object 13" xlink:type="simple" xlink:show="embed" xlink:actuate="onLoad"/><draw:image xlink:href="./ObjectReplacements/Object 13" xlink:type="simple" xlink:show="embed" xlink:actuate="onLoad"/></draw:frame>, where <draw:frame draw:style-name="fr2" draw:name="Object15" text:anchor-type="as-char" svg:y="-0.1728in" svg:width="0.2701in" svg:height="0.2154in" draw:z-index="21"><draw:object xlink:href="./Object 15" xlink:type="simple" xlink:show="embed" xlink:actuate="onLoad"/><draw:image xlink:href="./ObjectReplacements/Object 15" xlink:type="simple" xlink:show="embed" xlink:actuate="onLoad"/></draw:frame>is the total number of faces in training dataset</text:p>
      <text:p text:style-name="Text_20_body"/>
      <text:p text:style-name="Text_20_body"><draw:frame draw:style-name="fr2" draw:name="Object16" text:anchor-type="as-char" svg:y="-1.1335in" svg:width="4.4717in" svg:height="2.175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STEP 5: Find eigenvalues of <text:span text:style-name="T2">the </text:span>Matrix <draw:frame draw:style-name="fr2" draw:name="Object17" text:anchor-type="as-char" svg:y="-0.1728in" svg:width="0.1984in" svg:height="0.2154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/>
      <text:p text:style-name="P11"><draw:frame draw:style-name="fr2" draw:name="Object18" text:anchor-type="as-char" svg:y="-3.3146in" svg:width="5.0547in" svg:height="6.527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29" draw:style-name="gr2" draw:text-style-name="P36" svg:x1="3.3118in" svg:y1="-0.0728in" svg:x2="0.9181in" svg:y2="0.9035in"><text:p/></draw:line></text:p>
      <text:p text:style-name="P18"/>
      <text:p text:style-name="P18"/>
      <text:p text:style-name="P19"><draw:line text:anchor-type="paragraph" draw:z-index="27" draw:style-name="gr2" draw:text-style-name="P36" svg:x1="1.8291in" svg:y1="0.3402in" svg:x2="4.863in" svg:y2="0.3402in"><text:p/></draw:line><draw:frame text:anchor-type="paragraph" draw:z-index="28" draw:style-name="gr3" draw:text-style-name="P37" svg:width="1.5941in" svg:height="0.3843in" svg:x="2.4874in" svg:y="-0.1217in"><draw:text-box><text:p text:style-name="P36">Sort the eigenvalues in descending order</text:p></draw:text-box></draw:frame><draw:frame draw:style-name="fr2" draw:name="Object19" text:anchor-type="as-char" svg:y="-0.3717in" svg:width="1.4189in" svg:height="0.6701in" draw:z-index="25"><draw:object xlink:href="./Object 19" xlink:type="simple" xlink:show="embed" xlink:actuate="onLoad"/><draw:image xlink:href="./ObjectReplacements/Object 19" xlink:type="simple" xlink:show="embed" xlink:actuate="onLoad"/></draw:frame> <text:s text:c="68"/><draw:frame draw:style-name="fr2" draw:name="Object20" text:anchor-type="as-char" svg:y="-0.3717in" svg:width="1.4189in" svg:height="0.67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/>
      <text:p text:style-name="P19"/>
      <text:p text:style-name="Heading"><text:soft-page-break/>STEP 6: <text:span text:style-name="T4">Use Gaussian Elimination method to f</text:span>ind <text:span text:style-name="T4">the </text:span>eigenvectors of the Matrix <draw:frame draw:style-name="fr2" draw:name="Object21" text:anchor-type="as-char" svg:y="-0.1728in" svg:width="0.1984in" svg:height="0.2154in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/>
      <text:p text:style-name="P11"><draw:frame draw:style-name="fr2" draw:name="Object23" text:anchor-type="as-char" svg:y="-0.3925in" svg:width="3.0819in" svg:height="0.672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<text:span text:style-name="T3">To find the eigenvectors, we need to solve</text:span><draw:frame draw:style-name="fr2" draw:name="Object24" text:anchor-type="as-char" svg:y="-0.1484in" svg:width="0.4953in" svg:height="0.1839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4">Case 1:</text:span><draw:frame draw:style-name="fr2" draw:name="Object22" text:anchor-type="as-char" svg:y="-0.1484in" svg:width="0.8646in" svg:height="0.1839in" draw:z-index="3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2" draw:name="Object25" text:anchor-type="as-char" svg:y="-4.0173in" svg:width="5.0016in" svg:height="8.0047in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text:soft-page-break/><draw:frame draw:style-name="fr2" draw:name="Object26" text:anchor-type="as-char" svg:y="-0.3717in" svg:width="1.8583in" svg:height="0.6701in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><draw:frame draw:style-name="fr2" draw:name="Object34" text:anchor-type="as-char" svg:y="-0.3783in" svg:width="1.552in" svg:height="0.6799in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2">Therefore, the eigenvector for eigenvalue<draw:frame draw:style-name="fr2" draw:name="Object27" text:anchor-type="as-char" svg:y="-0.1484in" svg:width="0.8646in" svg:height="0.1839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is <draw:frame draw:style-name="fr2" draw:name="Object28" text:anchor-type="as-char" svg:y="-0.3764in" svg:width="0.7783in" svg:height="0.6547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ase 2: <draw:frame draw:style-name="fr2" draw:name="Object29" text:anchor-type="as-char" svg:y="-0.1484in" svg:width="0.8638in" svg:height="0.1839in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26"><draw:frame draw:style-name="fr2" draw:name="Object30" text:anchor-type="as-char" svg:y="-4.0173in" svg:width="4.998in" svg:height="8.0047in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/>
      <text:p text:style-name="P24"/>
      <text:p text:style-name="P24"/>
      <text:p text:style-name="P24"/>
      <text:p text:style-name="P15"><text:soft-page-break/><draw:frame draw:style-name="fr2" draw:name="Object31" text:anchor-type="as-char" svg:y="-0.3728in" svg:width="1.8626in" svg:height="0.672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><draw:line text:anchor-type="paragraph" draw:z-index="46" draw:style-name="gr2" draw:text-style-name="P36" svg:x1="1.6319in" svg:y1="0.3402in" svg:x2="3.4992in" svg:y2="0.3402in"><text:p/></draw:line><draw:frame text:anchor-type="paragraph" draw:z-index="47" draw:style-name="gr3" draw:text-style-name="P37" svg:width="1.5941in" svg:height="0.2189in" svg:x="1.7252in" svg:y="0.0437in"><draw:text-box><text:p text:style-name="P36">Normalize</text:p></draw:text-box></draw:frame><draw:frame draw:style-name="fr2" draw:name="Object35" text:anchor-type="as-char" svg:y="-0.3783in" svg:width="1.5535in" svg:height="0.6799in" draw:z-index="44"><draw:object xlink:href="./Object 35" xlink:type="simple" xlink:show="embed" xlink:actuate="onLoad"/><draw:image xlink:href="./ObjectReplacements/Object 35" xlink:type="simple" xlink:show="embed" xlink:actuate="onLoad"/><svg:desc>formula</svg:desc></draw:frame> <text:s text:c="40"/><draw:frame draw:style-name="fr2" draw:name="Object36" text:anchor-type="as-char" svg:y="-0.3909in" svg:width="2.1366in" svg:height="0.6693in" draw:z-index="45"><draw:object xlink:href="./Object 36" xlink:type="simple" xlink:show="embed" xlink:actuate="onLoad"/><draw:image xlink:href="./ObjectReplacements/Object 36" xlink:type="simple" xlink:show="embed" xlink:actuate="onLoad"/></draw:frame></text:p>
      <text:p text:style-name="P23">Therefore, the eigenvector for eigenvalue<draw:frame draw:style-name="fr2" draw:name="Object32" text:anchor-type="as-char" svg:y="-0.1484in" svg:width="0.8654in" svg:height="0.1846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2" draw:name="Object33" text:anchor-type="as-char" svg:y="-0.378in" svg:width="0.7799in" svg:height="0.6571in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Case <text:span text:style-name="T6">3</text:span>: <draw:frame draw:style-name="fr2" draw:name="Object37" text:anchor-type="as-char" svg:y="-0.1484in" svg:width="0.4091in" svg:height="0.1846in" draw:z-index="4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7">Eigenvalue with 0 value will produce a useless eigenvector, so this case is discarded.</text:p>
      <text:p text:style-name="P27"/>
      <text:p text:style-name="P27"><draw:line text:anchor-type="paragraph" draw:z-index="53" draw:style-name="gr2" draw:text-style-name="P36" svg:x1="3.2874in" svg:y1="0.1902in" svg:x2="3.522in" svg:y2="0.9811in"><text:p/></draw:line><draw:line text:anchor-type="paragraph" draw:z-index="54" draw:style-name="gr2" draw:text-style-name="P36" svg:x1="4.4854in" svg:y1="0.1902in" svg:x2="4.1992in" svg:y2="0.9811in"><text:p/></draw:line> <text:s text:c="66"/><draw:frame draw:style-name="fr2" draw:name="Object40" text:anchor-type="as-char" svg:y="-0.1484in" svg:width="0.9161in" svg:height="0.2098in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 <text:s text:c="6"/><draw:frame draw:style-name="fr2" draw:name="Object41" text:anchor-type="as-char" svg:y="-0.1484in" svg:width="0.9154in" svg:height="0.2098in" draw:z-index="5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7"/>
      <text:p text:style-name="P27"/>
      <text:p text:style-name="P28">Therefore, the eigenvector of Matrix <draw:frame draw:style-name="fr2" draw:name="Object38" text:anchor-type="as-char" svg:y="-0.1484in" svg:width="0.1819in" svg:height="0.1846in" draw:z-index="49"><draw:object xlink:href="./Object 38" xlink:type="simple" xlink:show="embed" xlink:actuate="onLoad"/><draw:image xlink:href="./ObjectReplacements/Object 38" xlink:type="simple" xlink:show="embed" xlink:actuate="onLoad"/></draw:frame>is <draw:frame draw:style-name="fr2" draw:name="Object39" text:anchor-type="as-char" svg:y="-0.3764in" svg:width="1.6091in" svg:height="0.6547in" draw:z-index="50"><draw:object xlink:href="./Object 39" xlink:type="simple" xlink:show="embed" xlink:actuate="onLoad"/><draw:image xlink:href="./ObjectReplacements/Object 39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Heading"><text:soft-page-break/>STEP 7: Find the Eigenface value, <draw:frame draw:style-name="fr2" draw:name="Object42" text:anchor-type="as-char" svg:y="-0.1728in" svg:width="0.1783in" svg:height="0.2154in" draw:z-index="55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/>
      <text:p text:style-name="P29">Let <draw:frame draw:style-name="fr2" draw:name="Object43" text:anchor-type="as-char" svg:y="-0.1484in" svg:width="0.1665in" svg:height="0.1839in" draw:z-index="56"><draw:object xlink:href="./Object 43" xlink:type="simple" xlink:show="embed" xlink:actuate="onLoad"/><draw:image xlink:href="./ObjectReplacements/Object 43" xlink:type="simple" xlink:show="embed" xlink:actuate="onLoad"/></draw:frame>= The eigenvector of Matrix <draw:frame draw:style-name="fr2" draw:name="Object44" text:anchor-type="as-char" svg:y="-0.1484in" svg:width="0.1819in" svg:height="0.1846in" draw:z-index="5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0"><draw:frame draw:style-name="fr2" draw:name="Object45" text:anchor-type="as-char" svg:y="-0.3925in" svg:width="1.8362in" svg:height="0.672in" draw:z-index="5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1">Use the following equation to find the Eigenface:</text:p>
      <text:p text:style-name="P32"><draw:frame draw:style-name="fr2" draw:name="Object46" text:anchor-type="as-char" svg:y="-0.2807in" svg:width="0.9598in" svg:height="0.4484in" draw:z-index="59"><draw:object xlink:href="./Object 46" xlink:type="simple" xlink:show="embed" xlink:actuate="onLoad"/><draw:image xlink:href="./ObjectReplacements/Object 46" xlink:type="simple" xlink:show="embed" xlink:actuate="onLoad"/></draw:frame> , where M = 3, the number faces in training dataset</text:p>
      <text:p text:style-name="P31"/>
      <text:p text:style-name="P31"><draw:frame draw:style-name="fr2" draw:name="Object47" text:anchor-type="as-char" svg:y="-1.5689in" svg:width="4.3689in" svg:height="3.0571in" draw:z-index="60"><draw:object xlink:href="./Object 47" xlink:type="simple" xlink:show="embed" xlink:actuate="onLoad"/><draw:image xlink:href="./ObjectReplacements/Object 47" xlink:type="simple" xlink:show="embed" xlink:actuate="onLoad"/></draw:frame></text:p>
      <text:p text:style-name="P31"/>
      <text:p text:style-name="P31"><draw:frame draw:style-name="fr2" draw:name="Object48" text:anchor-type="as-char" svg:y="-1.5756in" svg:width="4.3744in" svg:height="3.0717in" draw:z-index="6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3"><text:soft-page-break/>Therefore, <draw:frame draw:style-name="fr2" draw:name="Object49" text:anchor-type="as-char" svg:y="-0.4854in" svg:width="1.7098in" svg:height="0.872in" draw:z-index="62"><draw:object xlink:href="./Object 49" xlink:type="simple" xlink:show="embed" xlink:actuate="onLoad"/><draw:image xlink:href="./ObjectReplacements/Object 4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Bold" style:font-family-generic="roman" style:font-pitch="variable" fo:font-size="12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4T00:22:21.903326937</dc:date>
    <meta:editing-duration>P1DT6H40M43S</meta:editing-duration>
    <meta:editing-cycles>286</meta:editing-cycles>
    <meta:generator>LibreOffice/5.0.5.2$FreeBSD_X86_64 LibreOffice_project/00m0$Build-2</meta:generator>
    <meta:document-statistic meta:table-count="0" meta:image-count="0" meta:object-count="49" meta:page-count="12" meta:paragraph-count="45" meta:word-count="193" meta:character-count="1403" meta:non-whitespace-character-count="925"/>
  </office:meta>
</office:document-meta>
</file>

<file path=Object 1/content.xml><?xml version="1.0" encoding="utf-8"?>
<math xmlns="http://www.w3.org/1998/Math/MathML" display="block">
  <semantics>
    <mrow>
      <msub>
        <mi mathvariant="italic">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Face_1 = left [ matrix{3 # 1 ## 9 # 5} right ]</annotation>
  </semantics>
</math>
</file>

<file path=Object 10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4</mn>
                    </mtd>
                    <mtd>
                      <mn>4</mn>
                    </mtd>
                  </mtr>
                  <mtr>
                    <mtd>
                      <mn>2</mn>
                    </mtd>
                    <mtd>
                      <mn>2</mn>
                    </mtd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alignr %PSI   # {}={} # alignl ""
        left[ matrix{ 4#4#4 ## 2#2#2 ## 19/3#19/3#19/3 ## 10/3#10/3#10/3 } right]
}</annotation>
  </semantics>
</math>
</file>

<file path=Object 11/content.xml><?xml version="1.0" encoding="utf-8"?>
<math xmlns="http://www.w3.org/1998/Math/MathML" display="block">
  <semantics>
    <mi mathvariant="normal">Φ</mi>
    <annotation encoding="StarMath 5.0">%PHI</annotation>
  </semantics>
</math>
</file>

<file path=Object 12/content.xml><?xml version="1.0" encoding="utf-8"?>
<math xmlns="http://www.w3.org/1998/Math/MathML" display="block">
  <semantics>
    <mtable>
      <mtr>
        <mtd columnalign="right">
          <mi mathvariant="normal">Φ</mi>
        </mtd>
        <mtd>
          <mrow>
            <mrow/>
            <mo stretchy="false">=</mo>
            <mrow/>
          </mrow>
        </mtd>
        <mtd columnalign="left">
          <mrow>
            <mtext/>
            <mrow>
              <mi>A</mi>
              <mo stretchy="false">−</mo>
              <mi mathvariant="normal">Ψ</mi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  <mtd>
                        <mn>2</mn>
                      </mtd>
                      <mtd>
                        <mn>7</mn>
                      </mtd>
                    </mtr>
                    <mtr>
                      <mtd>
                        <mn>1</mn>
                      </mtd>
                      <mtd>
                        <mn>1</mn>
                      </mtd>
                      <mtd>
                        <mn>4</mn>
                      </mtd>
                    </mtr>
                    <mtr>
                      <mtd>
                        <mn>9</mn>
                      </mtd>
                      <mtd>
                        <mn>5</mn>
                      </mtd>
                      <mtd>
                        <mn>5</mn>
                      </mtd>
                    </mtr>
                    <mtr>
                      <mtd>
                        <mn>5</mn>
                      </mtd>
                      <mtd>
                        <mn>2</mn>
                      </mtd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  <mtd>
                        <mn>4</mn>
                      </mtd>
                      <mtd>
                        <mn>4</mn>
                      </mtd>
                    </mtr>
                    <mtr>
                      <mtd>
                        <mn>2</mn>
                      </mtd>
                      <mtd>
                        <mn>2</mn>
                      </mtd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alignr %PHI # {}={} # alignl "" A - %PSI ##
   
   " "#" "#" "##
   
   alignr ""   # {}={} # alignl ""
       left[ matrix{ 3#2#7 ## 1#1#4 ## 9#5#5 ## 5#2#3 } right] -
       left[ matrix{ 4#4#4 ## 2#2#2 ## 19/3#19/3#19/3 ## 10/3#10/3#10/3} right] ##
       
   " "#" "#" "##
   
   
   alignr ""   # {}={} # alignl ""
       left[ matrix{ -1#-2#3 ## -1#-1#2 ## 8/3#-4/3#-4/3 ## 5/3#-4/3#-1/3} right]
}</annotation>
  </semantics>
</math>
</file>

<file path=Object 13/content.xml><?xml version="1.0" encoding="utf-8"?>
<math xmlns="http://www.w3.org/1998/Math/MathML" display="block">
  <semantics>
    <mrow>
      <mi>M</mi>
      <mi>x</mi>
      <mi>M</mi>
    </mrow>
    <annotation encoding="StarMath 5.0">M x M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table>
      <mtr>
        <mtd columnalign="right">
          <mi>L</mi>
        </mtd>
        <mtd>
          <mrow>
            <mrow/>
            <mo stretchy="false">=</mo>
            <mrow/>
          </mrow>
        </mtd>
        <mtd columnalign="left">
          <mrow>
            <mtext/>
            <msup>
              <mi mathvariant="normal">Φ</mi>
              <mi>T</mi>
            </msup>
            <mi mathvariant="normal">Φ</mi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alignr L  # {}={} # alignl "" %PHI^T %PHI ##
    
    " "#" "#" "##
    
    alignr "" # {}={} # alignl ""
        left[ matrix{ -1#-1#8/3#5/3 ## -2#-1#-4/3#-4/3 ## 3#2#-4/3#-1/3 } right]
        left[ matrix{ -1#-2#3 ## -1#-1#2 ## 8/3#-4/3#-4/3 ## 5/3#-4/3#-1/3} right] ##
        
    " "#" "#" "##
    
    alignr "" # {}={} # alignl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table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i>I</mi>
                    <mo stretchy="false">−</mo>
                    <mi>L</mi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211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n>94</mn>
                  </mrow>
                  <mrow>
                    <mi mathvariant="normal">λ</mi>
                    <mo stretchy="false">−</mo>
                    <mrow>
                      <mn>107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22577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106</mn>
                      <mo stretchy="false">/</mo>
                      <mn>3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30191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row>
                <mn>6724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10058</mn>
              <mo stretchy="false">/</mo>
              <mn>9</mn>
            </mrow>
            <mo stretchy="false">+</mo>
            <mrow>
              <mn>2350</mn>
              <mo stretchy="false">/</mo>
              <mn>9</mn>
            </mrow>
            <mo stretchy="false">+</mo>
            <mrow>
              <mn>7708</mn>
              <mo stretchy="false">/</mo>
              <mn>9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

    alignr det left( %lambda I - L right) # {}={} # "" 0 ##
    
    " "#" "#" "##
    
    alignr det left( 
        %lambda left[ matrix{1#0#0 ## 0#1#0 ## 0#0#1 } right] -
        left[ matrix{ 107/9#-25/9#-82/9 ## -25/9#77/9#-52/9 ## -82/9#-52/9#134/9} right]
    right) # {}={} # "" 0 ##

    " "#" "#" "##
    
    alignr det left( left[
        matrix{ %lambda-107/9 # 25/9         # 82/9 ##
                25/9          # %lambda-77/9 # 52/9 ##
                82/9          # 52/9         # %lambda-134/9 }
    right] right) # {}={} # "" 0 ##
    
    " "#" "#" "##
    
    alignr
        (%lambda-107/9)[ (%lambda-77/9)(%lambda-134/9)-(52/9)(52/9) ] - "" # "" # "" ##
    alignr
        25/9[ (25/9)(%lambda-134/9)-(52/9)(82/9) ] + "" # "" # "" ##
    alignr
        82/9[ (25/9)(52/9)-(%lambda-77/9)(82/9) ] # {}={} # alignl "" 0 ##
        
    " "#" "#" "##

    alignr
        (%lambda-107/9)[ %lambda^2 - 211/9 %lambda + 94] - "" # "" # "" ##
    alignr
        25/9[ 25/9 %lambda - 94 ] + "" # "" # "" ##
    alignr
        82/9[ -82/9 %lambda + 94 ] # {}={} # alignl 0 ##
        
    " "#" "#" "##
    
    alignr
        ( %lambda^3 - 211/9%lambda^2 + 94%lambda - 107/9%lambda^2 +
          22577/81 %lambda - 10058/9 ) - "" # "" # "" ##
    alignr
        ( 625/81%lambda - 2350/9 ) + "" # "" # "" ##
    alignr
        ( -6724/81%lambda + 7708/9 ) # {}={} # alignl 0 ##

    " "#" "#" "##

    alignr
        ( %lambda^3 - 106/3%lambda^2 + 30191/81%lambda - 10058/9 ) - "" # "" # "" ##
    alignr
        ( 625/81%lambda - 2350/9 ) + "" # "" # "" ##
    alignr
        ( -6724/81%lambda + 7708/9 ) # {}={} # alignl 0 ##

    " "#" "#" "##

    alignr
        %lambda^3 - 106/3%lambda^2 + 30191/81%lambda - 625/81%lambda -
        6724/81%lambda - "" # "" # "" ##
    alignr
        10058/9 + 2350/9 + 7708/9 # {}={} # alignl 0 ##

    " "#" "#" "##

    alignr
        %lambda^3 - 106/3%lambda^2 + 282%lambda + 0 # {}={} # alignl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italic">Face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Face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Let</mi>
            <mrow>
              <mi>B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 mathvariant="normal">λ</mi>
                          <mo stretchy="false">−</mo>
                          <mrow>
                            <mn>10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n>8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82</mn>
                          <mo stretchy="false">/</mo>
                          <mn>9</mn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134</mn>
                            <mo stretchy="false">/</mo>
                            <mn>9</mn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Let B = left[ matrix{
      %lambda - 107/9 # 25/9 # 82/9 ##
      25/9 # %lambda-77/9 # 52/9 ##
      82/9 # 52/9 # %lambda-134/9
  } right]
}</annotation>
  </semantics>
</math>
</file>

<file path=Object 24/content.xml><?xml version="1.0" encoding="utf-8"?>
<math xmlns="http://www.w3.org/1998/Math/MathML" display="block">
  <semantics>
    <mrow>
      <mi mathvariant="italic">Bx</mi>
      <mo stretchy="false">=</mo>
      <mn>0</mn>
    </mrow>
    <annotation encoding="StarMath 5.0">Bx=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]
    left[ matrix{ x_1 ## x_2 ## x_3 } right] # {}={} #
    left[ matrix{0 ## 0 ## 0} right] ##
    
    left [ matrix{
        23.1540-107/9 # 25/9 # 82/9 ##
        25/9 # 23.1540-77/9 # 52/9 ##
        82/9 # 52/9 # 23.1540-134/9
    } right]
    left[ matrix{ x_1 ## x_2 ## x_3 } right] # {}={} #
    left[ matrix{0 ## 0 ## 0} right] ##

    left [ matrix{
        11.2651 # 25/9 # 82/9 ##
        25/9 # 14.5984 # 52/9 ##
        82/9 # 52/9 # 8.2651
    } right]
    left[ matrix{ x_1 ## x_2 ## x_3 } right] # {}={} 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+</mo>
              <mn>0.7462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0.2538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+ 0.7462x_3 # {}={} # 0 ##
    x_2 + 0.2538x_3 # {}={} # 0 ##
    x_3 "is free, Let" x_3 # {}={} # 1
}</annotation>
  </semantics>
</math>
</file>

<file path=Object 27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−</mo>
                <mn>0.7462</mn>
              </mrow>
            </mtd>
          </mtr>
          <mtr>
            <mtd>
              <mrow>
                <mo stretchy="false">−</mo>
                <mn>0.2538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italic">Face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Face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−</mo>
              <mn>2.5456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3.5461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- 2.5456x_3 # {}={} # 0 ##
    x_2 + 3.5461x_3 # {}={} # 0 ##
    x_3 "is free, Let" x_3 # {}={} # 1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2.5456</mn>
            </mtd>
          </mtr>
          <mtr>
            <mtd>
              <mrow>
                <mo stretchy="false">−</mo>
                <mn>3.5461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2.5456 ## -3.5461 ## 1.0000
} right]</annotation>
  </semantics>
</math>
</file>

<file path=Object 34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7462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2538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-0.7462( 1 ) ##
    x_2 # {}={} # -0.2538( 1 ) ##
    x_3 # {}={} # 1
}</annotation>
  </semantics>
</math>
</file>

<file path=Object 35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n>2.5456</mn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3.5461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2.5456( 1 ) ##
    x_2 # {}={} # -3.5461( 1 ) ##
    x_3 # {}={} # 1
}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row>
                        <mn>2.5456</mn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3.5461</mn>
                        </mrow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n>1.0000</mn>
                        <mo stretchy="false">/</mo>
                        <mn>3.5461</mn>
                      </mrow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n>0.7179</mn>
                    </mtd>
                  </mtr>
                  <mtr>
                    <mtd>
                      <mrow>
                        <mo stretchy="false">−</mo>
                        <mn>1.0000</mn>
                      </mrow>
                    </mtd>
                  </mtr>
                  <mtr>
                    <mtd>
                      <mn>0.28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matrix{
    left [ matrix{
        2.5456/3.5461  ##
        -3.5461/3.5461 ##
        1.0000/3.5461
    } right ]
    =
    left [ matrix{ 0.7179 ## -1.0000 ## 0.2820 } right ]
}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>L</mi>
    <annotation encoding="StarMath 5.0">L</annotation>
  </semantics>
</math>
</file>

<file path=Object 39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−</mo>
                <mn>0.7462</mn>
              </mrow>
            </mtd>
            <mtd>
              <mn>0.7179</mn>
            </mtd>
          </mtr>
          <mtr>
            <mtd>
              <mrow>
                <mo stretchy="false">−</mo>
                <mn>0.2538</mn>
              </mrow>
            </mtd>
            <mtd>
              <mrow>
                <mo stretchy="false">−</mo>
                <mn>1.0000</mn>
              </mrow>
            </mtd>
          </mtr>
          <mtr>
            <mtd>
              <mn>1.0000</mn>
            </mtd>
            <mtd>
              <mn>0.2820</mn>
            </mtd>
          </mtr>
        </mtable>
      </mrow>
      <mo fence="true" stretchy="true">]</mo>
    </mrow>
    <annotation encoding="StarMath 5.0">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  <mtd>
                <mn>7</mn>
              </mtd>
            </mtr>
            <mtr>
              <mtd>
                <mn>1</mn>
              </mtd>
              <mtd>
                <mn>1</mn>
              </mtd>
              <mtd>
                <mn>4</mn>
              </mtd>
            </mtr>
            <mtr>
              <mtd>
                <mn>9</mn>
              </mtd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2</mn>
              </mtd>
              <mtd>
                <mn>3</mn>
              </mtd>
            </mtr>
          </mtable>
        </mrow>
        <mo fence="true" stretchy="true">]</mo>
      </mrow>
    </mrow>
    <annotation encoding="StarMath 5.0">A = left[ matrix{ 3 # 2 # 7 ##
                  1 # 1 # 4 ##
                  9 # 5 # 5 ##
                  5 # 2 # 3 }
    right]</annotation>
  </semantics>
</math>
</file>

<file path=Object 40/content.xml><?xml version="1.0" encoding="utf-8"?>
<math xmlns="http://www.w3.org/1998/Math/MathML" display="block">
  <semantics>
    <mrow>
      <msub>
        <mi mathvariant="normal">λ</mi>
        <mn>1</mn>
      </msub>
      <mo stretchy="false">=</mo>
      <mn>23.1540</mn>
    </mrow>
    <annotation encoding="StarMath 5.0">%lambda_1=23.1540</annotation>
  </semantics>
</math>
</file>

<file path=Object 41/content.xml><?xml version="1.0" encoding="utf-8"?>
<math xmlns="http://www.w3.org/1998/Math/MathML" display="block">
  <semantics>
    <mrow>
      <msub>
        <mi mathvariant="normal">λ</mi>
        <mn>2</mn>
      </msub>
      <mo stretchy="false">=</mo>
      <mn>12.1793</mn>
    </mrow>
    <annotation encoding="StarMath 5.0">%lambda_2 = 12.1793</annotation>
  </semantics>
</math>
</file>

<file path=Object 42/content.xml><?xml version="1.0" encoding="utf-8"?>
<math xmlns="http://www.w3.org/1998/Math/MathML" display="block">
  <semantics>
    <mi>u</mi>
    <annotation encoding="StarMath 5.0">u</annotation>
  </semantics>
</math>
</file>

<file path=Object 43/content.xml><?xml version="1.0" encoding="utf-8"?>
<math xmlns="http://www.w3.org/1998/Math/MathML" display="block">
  <semantics>
    <mi>v</mi>
    <annotation encoding="StarMath 5.0">v</annotation>
  </semantics>
</math>
</file>

<file path=Object 44/content.xml><?xml version="1.0" encoding="utf-8"?>
<math xmlns="http://www.w3.org/1998/Math/MathML" display="block">
  <semantics>
    <mi>L</mi>
    <annotation encoding="StarMath 5.0">L</annotation>
  </semantics>
</math>
</file>

<file path=Object 45/content.xml><?xml version="1.0" encoding="utf-8"?>
<math xmlns="http://www.w3.org/1998/Math/MathML" display="block">
  <semantics>
    <mtable>
      <mtr>
        <mtd>
          <mrow>
            <mi>v</mi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462</mn>
                      </mrow>
                    </mtd>
                    <mtd>
                      <mn>0.7179</mn>
                    </mtd>
                  </mtr>
                  <mtr>
                    <mtd>
                      <mrow>
                        <mo stretchy="false">−</mo>
                        <mn>0.2538</mn>
                      </mrow>
                    </mtd>
                    <mtd>
                      <mrow>
                        <mo stretchy="false">−</mo>
                        <mn>1.0000</mn>
                      </mrow>
                    </mtd>
                  </mtr>
                  <mtr>
                    <mtd>
                      <mn>1.0000</mn>
                    </mtd>
                    <mtd>
                      <mn>0.28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matrix{
    v =
    left [ matrix{
        -0.7462 # 0.7179  ##
        -0.2538 # -1.0000 ##
        1.0000  # 0.2820
    } right ]
}</annotation>
  </semantics>
</math>
</file>

<file path=Object 46/content.xml><?xml version="1.0" encoding="utf-8"?>
<math xmlns="http://www.w3.org/1998/Math/MathML" display="block">
  <semantics>
    <mrow>
      <mrow>
        <msub>
          <mi>u</mi>
          <mi>l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V</mi>
            <mi mathvariant="italic">lk</mi>
          </msub>
        </mrow>
      </mrow>
      <msub>
        <mi mathvariant="normal">Φ</mi>
        <mi>k</mi>
      </msub>
    </mrow>
    <annotation encoding="StarMath 5.0">u_l = sum from{k=1} to{M} V_lk %PHI_k</annotation>
  </semantics>
</math>
</file>

<file path=Object 47/content.xml><?xml version="1.0" encoding="utf-8"?>
<math xmlns="http://www.w3.org/1998/Math/MathML" display="block">
  <semantics>
    <mtable>
      <mtr>
        <mtd>
          <msub>
            <mi>u</mi>
            <mn>1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row>
                  <mo stretchy="false">−</mo>
                  <mn>0.7462</mn>
                </mrow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0.2538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1.000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n>0.7462</mn>
                    </mtd>
                  </mtr>
                  <mtr>
                    <mtd>
                      <mn>0.7462</mn>
                    </mtd>
                  </mtr>
                  <mtr>
                    <mtd>
                      <mrow>
                        <mo stretchy="false">−</mo>
                        <mn>1.9899</mn>
                      </mrow>
                    </mtd>
                  </mtr>
                  <mtr>
                    <mtd>
                      <mrow>
                        <mo stretchy="false">−</mo>
                        <mn>1.2437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5076</mn>
                    </mtd>
                  </mtr>
                  <mtr>
                    <mtd>
                      <mn>0.2538</mn>
                    </mtd>
                  </mtr>
                  <mtr>
                    <mtd>
                      <mn>0.3384</mn>
                    </mtd>
                  </mtr>
                  <mtr>
                    <mtd>
                      <mn>0.3384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4.2538</mn>
                  </mtd>
                </mtr>
                <mtr>
                  <mtd>
                    <mn>3.0000</mn>
                  </mtd>
                </mtr>
                <mtr>
                  <mtd>
                    <mrow>
                      <mo stretchy="false">−</mo>
                      <mn>2.9848</mn>
                    </mrow>
                  </mtd>
                </mtr>
                <mtr>
                  <mtd>
                    <mrow>
                      <mo stretchy="false">−</mo>
                      <mn>1.2386</mn>
                    </mrow>
                  </mtd>
                </mtr>
              </mtable>
            </mrow>
            <mo fence="true" stretchy="true">]</mo>
          </mrow>
        </mtd>
      </mtr>
    </mtable>
    <annotation encoding="StarMath 5.0">alignl matrix{
    u_1 #{}={}#
    ( -0.7462 )  left [ matrix { -1 ## -1 ## 8/3  ## 5/3  } right ] +
    ( -0.2538 )  left [ matrix { -2 ## -1 ## -4/3 ## -4/3 } right ] +
    ( 1.0000  )  left [ matrix { 3  ## 2  ## -4/3 ## -1/3 } right ] ##

    " "#" "#" "##

    " " #{}={}#
    left[ matrix{ 0.7462 ## 0.7462 ## -1.9899  ## -1.2437 } right ] +
    left[ matrix{ 0.5076 ## 0.2538 ## 0.3384   ## 0.3384  } right ] +
    left[ matrix{ 3      ## 2      ## -4/3     ## -1/3    } right ] ##

    " "#" "#" "##

    " " #{}={}#
    left[ matrix{ 4.2538 ## 3.0000 ## -2.9848 ## -1.2386 } right ]
}</annotation>
  </semantics>
</math>
</file>

<file path=Object 48/content.xml><?xml version="1.0" encoding="utf-8"?>
<math xmlns="http://www.w3.org/1998/Math/MathML" display="block">
  <semantics>
    <mtable>
      <mtr>
        <mtd>
          <msub>
            <mi>u</mi>
            <mn>2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n>0.7179</mn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1.0000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0.282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n>1.9144</mn>
                    </mtd>
                  </mtr>
                  <mtr>
                    <mtd>
                      <mn>1.1965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8460</mn>
                    </mtd>
                  </mtr>
                  <mtr>
                    <mtd>
                      <mn>0.5640</mn>
                    </mtd>
                  </mtr>
                  <mtr>
                    <mtd>
                      <mrow>
                        <mo stretchy="false">−</mo>
                        <mn>0.3760</mn>
                      </mrow>
                    </mtd>
                  </mtr>
                  <mtr>
                    <mtd>
                      <mrow>
                        <mo stretchy="false">−</mo>
                        <mn>0.0940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2.1281</mn>
                  </mtd>
                </mtr>
                <mtr>
                  <mtd>
                    <mn>0.8461</mn>
                  </mtd>
                </mtr>
                <mtr>
                  <mtd>
                    <mn>2.8717</mn>
                  </mtd>
                </mtr>
                <mtr>
                  <mtd>
                    <mn>2.4358</mn>
                  </mtd>
                </mtr>
              </mtable>
            </mrow>
            <mo fence="true" stretchy="true">]</mo>
          </mrow>
        </mtd>
      </mtr>
    </mtable>
    <annotation encoding="StarMath 5.0">alignl matrix{
    u_2 #{}={}#
    ( 0.7179 )  left [ matrix { -1 ## -1 ## 8/3  ## 5/3  } right ] +
    ( -1.0000 ) left [ matrix { -2 ## -1 ## -4/3 ## -4/3 } right ] +
    ( 0.2820 )  left [ matrix { 3  ## 2  ## -4/3 ## -1/3 } right ] ##

    " "#" "#" "##

    " " #{}={}#
    left[ matrix{ -0.7179 ## -0.7179 ## 1.9144  ## 1.1965  } right ] +
    left[ matrix{ 2       ## 1       ## 4/3     ## 4/3     } right ] +
    left[ matrix{ 0.8460  ## 0.5640  ## -0.3760 ## -0.0940 } right ] ##

    " "#" "#" "##

    " " #{}={}#
    left[ matrix{ 2.1281 ## 0.8461 ## 2.8717 ## 2.4358 } right ]
}</annotation>
  </semantics>
</math>
</file>

<file path=Object 49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n>4.2538</mn>
              </mtd>
              <mtd>
                <mn>2.1281</mn>
              </mtd>
            </mtr>
            <mtr>
              <mtd>
                <mn>3.0000</mn>
              </mtd>
              <mtd>
                <mn>0.8461</mn>
              </mtd>
            </mtr>
            <mtr>
              <mtd>
                <mrow>
                  <mo stretchy="false">−</mo>
                  <mn>2.9848</mn>
                </mrow>
              </mtd>
              <mtd>
                <mn>2.8717</mn>
              </mtd>
            </mtr>
            <mtr>
              <mtd>
                <mrow>
                  <mo stretchy="false">−</mo>
                  <mn>1.2386</mn>
                </mrow>
              </mtd>
              <mtd>
                <mn>2.4358</mn>
              </mtd>
            </mtr>
          </mtable>
        </mrow>
        <mo fence="true" stretchy="true">]</mo>
      </mrow>
    </mrow>
    <annotation encoding="StarMath 5.0">u =
left[ matrix{
    4.2538 # 2.1281 ##
    3.0000 # 0.8461 ##
    -2.9848 # 2.8717 ##
    -1.2386 # 2.4358
} right ]</annotation>
  </semantics>
</math>
</file>

<file path=Object 5/content.xml><?xml version="1.0" encoding="utf-8"?>
<math xmlns="http://www.w3.org/1998/Math/MathML" display="block">
  <semantics>
    <mtable>
      <mtr>
        <mtd>
          <msub>
            <mi mathvariant="italic">Face</mi>
            <mn>1</mn>
          </msub>
        </mtd>
        <mtd>
          <msub>
            <mi mathvariant="italic">Face</mi>
            <mn>2</mn>
          </msub>
        </mtd>
        <mtd>
          <msub>
            <mi mathvariant="italic">Face</mi>
            <mn>3</mn>
          </msub>
        </mtd>
      </mtr>
    </mtable>
    <annotation encoding="StarMath 5.0">matrix{Face_1 # Face_2 # Face_3}</annotation>
  </semantics>
</math>
</file>

<file path=Object 6/content.xml><?xml version="1.0" encoding="utf-8"?>
<math xmlns="http://www.w3.org/1998/Math/MathML" display="block">
  <semantics>
    <mrow>
      <msub>
        <mi mathvariant="italic">Unknown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UnknownFace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2</mn>
                                <mo stretchy="false">+</mo>
                                <mn>7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n>1</mn>
                                <mo stretchy="false">+</mo>
                                <mn>4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9</mn>
                                <mo stretchy="false">+</mo>
                                <mn>5</mn>
                                <mo stretchy="false">+</mo>
                                <mn>5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o stretchy="false">+</mo>
                                <mn>2</mn>
                                <mo stretchy="false">+</mo>
                                <mn>3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  alignr %PSI # {}={} # alignl ""
        left[ matrix{ (3+2+7)/3 ## (1+1+4)/3 ## (9+5+5)/3 ## (5+2+3)/3 } right] =
        left[ matrix{ 4 ## 2 ## 19/3 ## 10/3} right]
}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4</mn>
            </mtd>
            <mtd>
              <mn>4</mn>
            </mtd>
            <mtd>
              <mn>4</mn>
            </mtd>
          </mtr>
          <mtr>
            <mtd>
              <mn>2</mn>
            </mtd>
            <mtd>
              <mn>2</mn>
            </mtd>
            <mtd>
              <mn>2</mn>
            </mtd>
          </mtr>
          <mtr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</mtr>
          <mtr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</mtr>
        </mtable>
      </mrow>
      <mo fence="true" stretchy="true">]</mo>
    </mrow>
    <annotation encoding="StarMath 5.0">left[ matrix{ 4    # 4    # 4    ##
              2    # 2    # 2    ##
              19/3 # 19/3 # 19/3 ##
              10/3 # 10/3 # 10/3 } right]</annotation>
  </semantics>
</math>
</file>